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T</mi>
            <mrow>
              <mi/>
              <mo stretchy="false">=</mo>
              <mi/>
            </mrow>
            <mfenced open="∣" close="∣">
              <mrow>
                <mfrac>
                  <msub>
                    <mi>j</mi>
                    <mi>d</mi>
                  </msub>
                  <msub>
                    <mi>j</mi>
                    <mn>0</mn>
                  </msub>
                </mfrac>
              </mrow>
            </mfenced>
            <mrow>
              <mi/>
              <mo stretchy="false">=</mo>
              <mi/>
            </mrow>
            <msup>
              <mrow>
                <mo stretchy="false">∣</mo>
                <mrow>
                  <msub>
                    <mo stretchy="false">γ</mo>
                    <mrow>
                      <mo stretchy="false">+</mo>
                      <mi/>
                    </mrow>
                  </msub>
                </mrow>
                <mo stretchy="false">∣</mo>
              </mrow>
              <mn>2</mn>
            </msup>
          </mrow>
        </mtd>
      </mtr>
      <mtr>
        <mtd>
          <mrow/>
        </mtd>
      </mtr>
      <mtr>
        <mtd>
          <mrow>
            <mi>R</mi>
            <mrow>
              <mi/>
              <mo stretchy="false">=</mo>
              <mi/>
            </mrow>
            <mfenced open="∣" close="∣">
              <mrow>
                <mfrac>
                  <msub>
                    <mi>j</mi>
                    <mi>r</mi>
                  </msub>
                  <msub>
                    <mi>j</mi>
                    <mn>0</mn>
                  </msub>
                </mfrac>
              </mrow>
            </mfenced>
            <mrow>
              <mi/>
              <mo stretchy="false">=</mo>
              <mi/>
            </mrow>
            <msup>
              <mrow>
                <mo stretchy="false">∣</mo>
                <mrow>
                  <msub>
                    <mo stretchy="false">α</mo>
                    <mrow>
                      <mo stretchy="false">−</mo>
                      <mi/>
                    </mrow>
                  </msub>
                </mrow>
                <mo stretchy="false">∣</mo>
              </mrow>
              <mn>2</mn>
            </msup>
          </mrow>
        </mtd>
      </mtr>
    </mtable>
    <annotation encoding="StarMath 5.0">T `=` left lline j_d over j_0 right rline `=` lline %igamma_+`rline ^2 newline newline
R `=` left lline j_r over j_0 right rline `=` lline %ialpha_-`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3:38:51.512000000</meta:creation-date>
    <meta:generator>LibreOffice/4.1.4.2$Windows_x86 LibreOffice_project/0a0440ccc0227ad9829de5f46be37cfb6edcf72</meta:generator>
  </office:meta>
</office:document-meta>
</file>